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82100" officeooo:paragraph-rsid="00182100"/>
    </style:style>
    <style:style style:name="P2" style:family="paragraph" style:parent-style-name="Standard" style:list-style-name="L1">
      <style:text-properties officeooo:rsid="00182100" officeooo:paragraph-rsid="00182100"/>
    </style:style>
    <style:style style:name="P3" style:family="paragraph" style:parent-style-name="Standard" style:list-style-name="L2">
      <style:text-properties officeooo:rsid="00199ece" officeooo:paragraph-rsid="00199ece"/>
    </style:style>
    <style:style style:name="P4" style:family="paragraph" style:parent-style-name="Standard" style:list-style-name="L2">
      <style:text-properties officeooo:rsid="001b6426" officeooo:paragraph-rsid="001b6426"/>
    </style:style>
    <style:style style:name="P5" style:family="paragraph" style:parent-style-name="Standard" style:list-style-name="L2">
      <style:text-properties officeooo:rsid="001d58bd" officeooo:paragraph-rsid="001d58bd"/>
    </style:style>
    <style:style style:name="P6" style:family="paragraph" style:parent-style-name="Standard" style:list-style-name="L2">
      <style:text-properties officeooo:rsid="001edd96" officeooo:paragraph-rsid="001edd96"/>
    </style:style>
    <style:style style:name="P7" style:family="paragraph" style:parent-style-name="Standard" style:list-style-name="L2">
      <style:text-properties officeooo:rsid="001f9141" officeooo:paragraph-rsid="001f9141"/>
    </style:style>
    <style:style style:name="P8" style:family="paragraph" style:parent-style-name="Standard" style:list-style-name="L2">
      <style:text-properties officeooo:rsid="001fff7f" officeooo:paragraph-rsid="001fff7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tems:</text:p>
      <text:list xml:id="list174909040" text:style-name="L1">
        <text:list-item>
          <text:p text:style-name="P2">Implemented simple Q-learning CartPole agent from 4-vector</text:p>
        </text:list-item>
        <text:list-item>
          <text:p text:style-name="P2">Need to implement a DQN CartPole agent for image based CartPole</text:p>
        </text:list-item>
        <text:list-item>
          <text:p text:style-name="P2">Need to implement the “minimal” AIF agent?</text:p>
        </text:list-item>
        <text:list-item>
          <text:p text:style-name="P2">Need to implement and AIF agent for cartpole</text:p>
        </text:list-item>
        <text:list-item>
          <text:p text:style-name="P2">Perhaps focus on mountain-car first? Given the RxInfer implementation as a baseline.</text:p>
        </text:list-item>
      </text:list>
      <text:p text:style-name="P1"/>
      <text:p text:style-name="P1">Suggestions From Tim:</text:p>
      <text:list xml:id="list2386443206" text:style-name="L2">
        <text:list-item>
          <text:p text:style-name="P3">where is the model set for the image based representation? </text:p>
        </text:list-item>
        <text:list-item>
          <text:p text:style-name="P3">Where is the model in other words? </text:p>
        </text:list-item>
        <text:list-item>
          <text:p text:style-name="P3">Especially with the AIF model – what is the model?</text:p>
        </text:list-item>
        <text:list-item>
          <text:p text:style-name="P3">What is meant by model?</text:p>
        </text:list-item>
        <text:list-item>
          <text:p text:style-name="P3">The word “model” is ambiguous</text:p>
        </text:list-item>
        <text:list-item>
          <text:p text:style-name="P4">what are we measuring in the experiments?</text:p>
        </text:list-item>
        <text:list-item>
          <text:p text:style-name="P4">What inferences can we make from the results of the experiments?</text:p>
        </text:list-item>
        <text:list-item>
          <text:p text:style-name="P5">Once you have the model and working implementations:</text:p>
          <text:list>
            <text:list-item>
              <text:p text:style-name="P5">What’s the factor graph?</text:p>
            </text:list-item>
            <text:list-item>
              <text:p text:style-name="P5">What’s being able to factor?</text:p>
            </text:list-item>
          </text:list>
        </text:list-item>
        <text:list-item>
          <text:p text:style-name="P6">The order of the epochs might change</text:p>
        </text:list-item>
        <text:list-item>
          <text:p text:style-name="P6">the literature review is also a thing htat needs to be done</text:p>
          <text:list>
            <text:list-item>
              <text:p text:style-name="P6">what has been done?</text:p>
            </text:list-item>
            <text:list-item>
              <text:p text:style-name="P6">Why has it been done?</text:p>
            </text:list-item>
            <text:list-item>
              <text:p text:style-name="P6">Is there a gap in the research?</text:p>
            </text:list-item>
          </text:list>
        </text:list-item>
        <text:list-item>
          <text:p text:style-name="P6">Keep the meetings regular. </text:p>
        </text:list-item>
        <text:list-item>
          <text:p text:style-name="P6">Good at this state to come up with a plan with week by week granularity of tasks.</text:p>
        </text:list-item>
        <text:list-item>
          <text:p text:style-name="P7">Would the model be different if various things changed?</text:p>
        </text:list-item>
        <text:list-item>
          <text:p text:style-name="P8">The thing is to make a plan and then either come back with the results or the problems.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8T13:48:06.050638423</meta:creation-date>
    <meta:generator>LibreOffice/7.3.7.2$Linux_X86_64 LibreOffice_project/30$Build-2</meta:generator>
    <dc:date>2023-03-28T14:47:26.219305641</dc:date>
    <meta:editing-duration>PT22M8S</meta:editing-duration>
    <meta:editing-cycles>4</meta:editing-cycles>
    <meta:document-statistic meta:table-count="0" meta:image-count="0" meta:object-count="0" meta:page-count="1" meta:paragraph-count="26" meta:word-count="227" meta:character-count="1169" meta:non-whitespace-character-count="987"/>
  </office:meta>
</office:document-meta>
</file>